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89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82.78mm"/>
    </style:style>
    <style:style style:name="co7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95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iaq</text:p>
            <text:p>(se calcula con analog_in_4, </text:p>
            <text:p>la temperatura y la humedad)</text:p>
          </table:table-cell>
          <table:table-cell table:style-name="ce9" office:value-type="string" calcext:value-type="string">
            <text:p>[0 .. 500]</text:p>
          </table:table-cell>
          <table:table-cell table:number-columns-repeated="2" table:style-name="ce4" office:value-type="string" calcext:value-type="string">
            <text:p>iaq</text:p>
          </table:table-cell>
          <table:table-cell table:style-name="ce4" office:value-type="string" calcext:value-type="string">
            <text:p>Opciones:</text:p>
            <text:p>BUENA</text:p>
            <text:p>MODERADA</text:p>
            <text:p>INSALUBRE PARA GRUPOS SENSIBLES</text:p>
            <text:p>INSALUBRE</text:p>
            <text:p>MUY INSALUBRE</text:p>
            <text:p>PELIGROSA</text:p>
          </table:table-cell>
          <table:table-cell table:style-name="ce4" office:value-type="string" calcext:value-type="string">
            <text:p> BUENA &lt;50</text:p>
            <text:p>MODERADA &lt;100</text:p>
            <text:p>INSALUBRE PARA GRUPOS SENSIBLES &lt;150</text:p>
            <text:p>INSALUBRE &lt;200</text:p>
            <text:p>MUY INSALUBRE &lt;300</text:p>
            <text:p>PELIGROSA &lt;500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erature_2</text:p>
          </table:table-cell>
          <table:table-cell table:style-name="ce9" office:value-type="string" calcext:value-type="string">
            <text:p>[-40 .. 85]</text:p>
          </table:table-cell>
          <table:table-cell table:number-columns-repeated="2" table:style-name="ce4" office:value-type="string" calcext:value-type="string">
            <text:p>temperatura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No delegado = -4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barometric_pressure_6</text:p>
          </table:table-cell>
          <table:table-cell table:style-name="ce9" office:value-type="string" calcext:value-type="string">
            <text:p>[300 .. 1100]</text:p>
          </table:table-cell>
          <table:table-cell table:number-columns-repeated="2" table:style-name="ce4" office:value-type="string" calcext:value-type="string">
            <text:p>presion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No delegado =299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relative_humidity_7</text:p>
          </table:table-cell>
          <table:table-cell table:style-name="ce9" office:value-type="string" calcext:value-type="string">
            <text:p>[0 .. 100]</text:p>
          </table:table-cell>
          <table:table-cell table:number-columns-repeated="2" table:style-name="ce4" office:value-type="string" calcext:value-type="string">
            <text:p>humedad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analog_in_2</text:p>
          </table:table-cell>
          <table:table-cell table:style-name="ce4"/>
          <table:table-cell table:number-columns-repeated="2" table:style-name="ce4" office:value-type="string" calcext:value-type="string">
            <text:p>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0" office:value-type="string" calcext:value-type="string" table:number-columns-spanned="5" table:number-rows-spanned="1">
            <text:p>Descripción</text:p>
          </table:table-cell>
          <table:covered-table-cell table:style-name="ce10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4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4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0" office:value-type="string" calcext:value-type="string" table:number-columns-spanned="3" table:number-rows-spanned="1">
            <text:p>Descripción</text:p>
          </table:table-cell>
          <table:covered-table-cell table:style-name="ce10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09:49:20.6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1-03T18:24:01.552000000</dc:date>
    <meta:editing-duration>P3DT17H4M20S</meta:editing-duration>
    <meta:editing-cycles>40</meta:editing-cycles>
    <meta:generator>LibreOffice/6.1.4.2$Windows_X86_64 LibreOffice_project/9d0f32d1f0b509096fd65e0d4bec26ddd1938fd3</meta:generator>
    <meta:print-date>2020-11-03T10:58:36.260000000</meta:print-date>
    <meta:document-statistic meta:table-count="1" meta:cell-count="52" meta:object-count="0"/>
  </office:meta>
</office:document-meta>
</file>